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C24] - [.C23]" office:value-type="float" office:value="-5880" calcext:value-type="float">
            <text:p>-5880</text:p>
          </table:table-cell>
          <table:table-cell/>
          <table:table-cell table:formula="of:=[.E24]-[.E23]" office:value-type="float" office:value="-1212" calcext:value-type="float">
            <text:p>-1212</text:p>
          </table:table-cell>
          <table:table-cell/>
          <table:table-cell table:formula="of:=[.H23]+[.G24]" office:value-type="float" office:value="4364" calcext:value-type="float">
            <text:p>4364</text:p>
          </table:table-cell>
          <table:table-cell/>
          <table:table-cell table:formula="of:=[.I24]-[.I23]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C25] - [.C24]" office:value-type="float" office:value="0" calcext:value-type="float">
            <text:p>0</text:p>
          </table:table-cell>
          <table:table-cell/>
          <table:table-cell table:formula="of:=[.E25]-[.E24]" office:value-type="float" office:value="0" calcext:value-type="float">
            <text:p>0</text:p>
          </table:table-cell>
          <table:table-cell/>
          <table:table-cell table:formula="of:=[.H24]+[.G25]" office:value-type="float" office:value="4364" calcext:value-type="float">
            <text:p>4364</text:p>
          </table:table-cell>
          <table:table-cell/>
          <table:table-cell table:formula="of:=[.I25]-[.I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C26] - [.C25]" office:value-type="float" office:value="0" calcext:value-type="float">
            <text:p>0</text:p>
          </table:table-cell>
          <table:table-cell/>
          <table:table-cell table:formula="of:=[.E26]-[.E25]" office:value-type="float" office:value="0" calcext:value-type="float">
            <text:p>0</text:p>
          </table:table-cell>
          <table:table-cell/>
          <table:table-cell table:formula="of:=[.H25]+[.G26]" office:value-type="float" office:value="4364" calcext:value-type="float">
            <text:p>4364</text:p>
          </table:table-cell>
          <table:table-cell/>
          <table:table-cell table:formula="of:=[.I26]-[.I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C27] - [.C26]" office:value-type="float" office:value="0" calcext:value-type="float">
            <text:p>0</text:p>
          </table:table-cell>
          <table:table-cell/>
          <table:table-cell table:formula="of:=[.E27]-[.E26]" office:value-type="float" office:value="0" calcext:value-type="float">
            <text:p>0</text:p>
          </table:table-cell>
          <table:table-cell/>
          <table:table-cell table:formula="of:=[.H26]+[.G27]" office:value-type="float" office:value="4364" calcext:value-type="float">
            <text:p>4364</text:p>
          </table:table-cell>
          <table:table-cell/>
          <table:table-cell table:formula="of:=[.I27]-[.I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0" calcext:value-type="float">
            <text:p>0</text:p>
          </table:table-cell>
          <table:table-cell/>
          <table:table-cell table:formula="of:=[.E28]-[.E27]" office:value-type="float" office:value="0" calcext:value-type="float">
            <text:p>0</text:p>
          </table:table-cell>
          <table:table-cell/>
          <table:table-cell table:formula="of:=[.H27]+[.G28]" office:value-type="float" office:value="4364" calcext:value-type="float">
            <text:p>4364</text:p>
          </table:table-cell>
          <table:table-cell/>
          <table:table-cell table:formula="of:=[.I28]-[.I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4364" calcext:value-type="float">
            <text:p>4364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4364" calcext:value-type="float">
            <text:p>4364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4364" calcext:value-type="float">
            <text:p>4364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4364" calcext:value-type="float">
            <text:p>4364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4364" calcext:value-type="float">
            <text:p>4364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4364" calcext:value-type="float">
            <text:p>4364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4364" calcext:value-type="float">
            <text:p>4364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4364" calcext:value-type="float">
            <text:p>4364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4364" calcext:value-type="float">
            <text:p>4364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4364" calcext:value-type="float">
            <text:p>4364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4364" calcext:value-type="float">
            <text:p>4364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4364" calcext:value-type="float">
            <text:p>4364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4364" calcext:value-type="float">
            <text:p>4364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4364" calcext:value-type="float">
            <text:p>4364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4364" calcext:value-type="float">
            <text:p>4364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4364" calcext:value-type="float">
            <text:p>4364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4364" calcext:value-type="float">
            <text:p>4364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4364" calcext:value-type="float">
            <text:p>4364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4364" calcext:value-type="float">
            <text:p>4364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4364" calcext:value-type="float">
            <text:p>4364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4364" calcext:value-type="float">
            <text:p>4364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4364" calcext:value-type="float">
            <text:p>4364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4364" calcext:value-type="float">
            <text:p>4364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4364" calcext:value-type="float">
            <text:p>436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4364" calcext:value-type="float">
            <text:p>436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4364" calcext:value-type="float">
            <text:p>436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4364" calcext:value-type="float">
            <text:p>436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4364" calcext:value-type="float">
            <text:p>436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4364" calcext:value-type="float">
            <text:p>436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4364" calcext:value-type="float">
            <text:p>436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4364" calcext:value-type="float">
            <text:p>436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4364" calcext:value-type="float">
            <text:p>436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4364" calcext:value-type="float">
            <text:p>436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4364" calcext:value-type="float">
            <text:p>436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4364" calcext:value-type="float">
            <text:p>436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4364" calcext:value-type="float">
            <text:p>436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4364" calcext:value-type="float">
            <text:p>436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4364" calcext:value-type="float">
            <text:p>436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4364" calcext:value-type="float">
            <text:p>436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4364" calcext:value-type="float">
            <text:p>436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4364" calcext:value-type="float">
            <text:p>436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4364" calcext:value-type="float">
            <text:p>436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4364" calcext:value-type="float">
            <text:p>436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4364" calcext:value-type="float">
            <text:p>436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4364" calcext:value-type="float">
            <text:p>436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4364" calcext:value-type="float">
            <text:p>436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4364" calcext:value-type="float">
            <text:p>436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4364" calcext:value-type="float">
            <text:p>436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4364" calcext:value-type="float">
            <text:p>436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4364" calcext:value-type="float">
            <text:p>436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4364" calcext:value-type="float">
            <text:p>436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4364" calcext:value-type="float">
            <text:p>436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4364" calcext:value-type="float">
            <text:p>436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4364" calcext:value-type="float">
            <text:p>436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4364" calcext:value-type="float">
            <text:p>436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4364" calcext:value-type="float">
            <text:p>436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4364" calcext:value-type="float">
            <text:p>436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4364" calcext:value-type="float">
            <text:p>436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4364" calcext:value-type="float">
            <text:p>436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4364" calcext:value-type="float">
            <text:p>436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4364" calcext:value-type="float">
            <text:p>436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4364" calcext:value-type="float">
            <text:p>436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4364" calcext:value-type="float">
            <text:p>436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4364" calcext:value-type="float">
            <text:p>436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4364" calcext:value-type="float">
            <text:p>436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4364" calcext:value-type="float">
            <text:p>436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4364" calcext:value-type="float">
            <text:p>436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4364" calcext:value-type="float">
            <text:p>436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4364" calcext:value-type="float">
            <text:p>436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4364" calcext:value-type="float">
            <text:p>436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4364" calcext:value-type="float">
            <text:p>436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4364" calcext:value-type="float">
            <text:p>436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4364" calcext:value-type="float">
            <text:p>436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4364" calcext:value-type="float">
            <text:p>436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4364" calcext:value-type="float">
            <text:p>436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4364" calcext:value-type="float">
            <text:p>436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4364" calcext:value-type="float">
            <text:p>436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4364" calcext:value-type="float">
            <text:p>436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4364" calcext:value-type="float">
            <text:p>436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4364" calcext:value-type="float">
            <text:p>436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4364" calcext:value-type="float">
            <text:p>436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4364" calcext:value-type="float">
            <text:p>436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4364" calcext:value-type="float">
            <text:p>436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4364" calcext:value-type="float">
            <text:p>436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4364" calcext:value-type="float">
            <text:p>436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4364" calcext:value-type="float">
            <text:p>436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4364" calcext:value-type="float">
            <text:p>436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4364" calcext:value-type="float">
            <text:p>436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4364" calcext:value-type="float">
            <text:p>436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3:25:27.336727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0T13:26:47.253128030</dc:date>
    <meta:editing-cycles>27</meta:editing-cycles>
    <meta:editing-duration>PT14H11M47S</meta:editing-duration>
    <meta:generator>LibreOffice/6.0.3.2$Linux_X86_64 LibreOffice_project/00m0$Build-2</meta:generator>
    <meta:document-statistic meta:table-count="1" meta:cell-count="6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